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 fo:font-size="16.1000003814697pt" style:font-size-asian="16.1000003814697pt" style:font-size-complex="16.1000003814697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font-name="Times New Roman"/>
    </style:style>
    <style:style style:name="P6" style:family="paragraph" style:parent-style-name="Text_20_body">
      <style:paragraph-properties fo:margin-top="0cm" fo:margin-bottom="0.499cm" fo:text-align="justify" style:justify-single-word="false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Preformatted_20_Text">
      <style:paragraph-properties fo:margin-top="0cm" fo:margin-bottom="0.499cm" fo:text-align="justify" style:justify-single-word="false"/>
    </style:style>
    <style:style style:name="P9" style:family="paragraph" style:parent-style-name="Text_20_body" style:list-style-name="L1">
      <style:paragraph-properties fo:margin-top="0cm" fo:margin-bottom="0cm" fo:text-align="justify" style:justify-single-word="false"/>
      <style:text-properties style:font-name="Times New Roman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Times New Roman"/>
    </style:style>
    <style:style style:name="T1" style:family="text">
      <style:text-properties fo:language="it" fo:country="IT"/>
    </style:style>
    <style:style style:name="T2" style:family="text">
      <style:text-properties style:font-name="Times New Roman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/>
    </style:style>
    <style:style style:name="T5" style:family="text">
      <style:text-properties style:font-name="Times New Roman" fo:language="it" fo:country="IT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 style:parent-style-name="Teletype">
      <style:text-properties fo:font-size="11pt" style:font-size-asian="11pt" style:font-size-complex="11pt"/>
    </style:style>
    <style:style style:name="T10" style:family="text" style:parent-style-name="Teletype">
      <style:text-properties fo:color="#000000" style:font-name="Times New Roman" fo:font-size="12pt" style:font-name-asian="Arial1" style:font-size-asian="12pt" style:font-name-complex="Arial1" style:font-size-complex="12pt"/>
    </style:style>
    <style:style style:name="T11" style:family="text">
      <style:text-properties fo:color="#000000" style:font-name="Times New Roman" fo:font-size="12pt" style:font-name-asian="Arial1" style:font-size-asian="12pt" style:font-name-complex="Arial1" style:font-size-complex="12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Appendice A</text:h>
      <text:h text:style-name="P2" text:outline-level="1" text:is-list-header="true">Come Lanciare Cla<text:span text:style-name="T1">mWin da CD o Chiavetta USB</text:span></text:h>
      <text:h text:style-name="P3" text:outline-level="2" text:is-list-header="true">Introduzione</text:h>
      <text:p text:style-name="P4"><text:span text:style-name="T2">Questo tutorial spiega come creare un CD o una chiavetta USB con </text:span><text:a xlink:type="simple" xlink:href="http://www.clamwin.com/"><text:span text:style-name="T3">ClamWin</text:span></text:a><text:span text:style-name="T2">, al fine di permettere di evvettuare una scansione antivirus su di un PC Windows senza dover installare ClamWin. Bisogna tener presente che sia CD che Chiavetta USB </text:span><text:span text:style-name="T4">non sono</text:span><text:span text:style-name="T2"> bootabili, per cui possono essere utilizzati solamente in un PC Windows funzionante. Questo tutorial è stato scritto per soddisfare una richiesta registrata col pro</text:span><text:span text:style-name="T5">getto ClamWin</text:span><text:span text:style-name="T6"> </text:span><text:span text:style-name="T7">(</text:span><text:a xlink:type="simple" xlink:href="http://sourceforge.net/tracker/index.php?func=detail&amp;aid=945882&amp;group_id=105508&amp;atid=641465"><text:span text:style-name="T8">RFE 945882</text:span></text:a><text:span text:style-name="T7">)</text:span></text:p>
      <text:p text:style-name="P5">Il PC utilizzato per creare il CD o la Chiavetta USB deve avere ClamWin installato ed essere in grado di copiare file e/o cartelle su CD o memoria USB.</text:p>
      <text:h text:style-name="P3" text:outline-level="2" text:is-list-header="true">Preparazione</text:h>
      <text:p text:style-name="P5">Per cominciare bisogna installare l'ultima versione di ClamWin ed aggiornarla con le impronte virali più recenti. Si veda il manuale di ClamWin per maggiori dettagli su com<text:span text:style-name="T1">e compiere questa operazione</text:span>. N.B.: Se si vuole creare un CD non sarà possibile aggiornare il database dei virus senza crearne uno nuovo, dal momento che il supporto in questione e a sola lettura.</text:p>
      <text:h text:style-name="P3" text:outline-level="2" text:is-list-header="true">Copia delle Car<text:span text:style-name="T1">telle</text:span></text:h>
      <text:p text:style-name="P6"><text:span text:style-name="T2">Creare una cartella di lavoro nella posizione che si preferisce; questa car</text:span><text:span text:style-name="T5">tella conterrà i file che devono essere copiati su CD/USB</text:span><text:span text:style-name="T2">, es.</text:span> <text:span text:style-name="T9">C:\ClamWin-CD. </text:span><text:span text:style-name="T2">Creare una directory di nome</text:span> <text:span text:style-name="T9">ClamWin</text:span><text:span text:style-name="Teletype"> </text:span><text:span text:style-name="T10">n</text:span><text:span text:style-name="T11">ella</text:span><text:span text:style-name="T2"> cartella di lavoro, quindi copiare la car</text:span><text:span text:style-name="T5">tella di ClamWin</text:span><text:span text:style-name="T1"> in</text:span> <text:span text:style-name="T9">C:\ClamWin-CD\ClamWin</text:span>. <text:span text:style-name="T2">Per default la cartella di ClamWin</text:span> è <text:span text:style-name="T9">C:\Programmi\ClamWin. </text:span><text:span text:style-name="T2">Copiare la car</text:span><text:span text:style-name="T5">tella contenente il database dei virus in</text:span> <text:span text:style-name="T9">C:\ClamWin-CD\ClamWin</text:span>. <text:span text:style-name="T2">Sotto Windows 2000/XP, tale cartella si trova per default in</text:span> <text:span text:style-name="T9">C:\Documents and Settings\UTENTE\.clamwin\db</text:span>, <text:span text:style-name="T2">dove</text:span> <text:span text:style-name="T9">UTENTE</text:span> <text:span text:style-name="T2">è il nome del vostro utente (se ClamWin è stato installato per un solo utente) o</text:span> <text:span text:style-name="T9">C:\Documents and Settings\All Users\.clamwin\db</text:span> <text:span text:style-name="T2">(se è stato installato per tutti gli utenti).</text:span></text:p>
      <text:p text:style-name="P5">A questo punto si dovrebbero avere le seguenti cartelle:</text:p>
      <text:p text:style-name="P7">C:\ClamWin-CD</text:p>
      <text:p text:style-name="P7">C:\ClamWin-CD\ClamWin\bin</text:p>
      <text:p text:style-name="P7">C:\ClamWin-CD\ClamWin\db</text:p>
      <text:p text:style-name="P8">C:\ClamWin-CD\ClamWin\lib</text:p>
      <text:h text:style-name="P3" text:outline-level="2" text:is-list-header="true">Modificare la Configurazione e Creare i File per l'Avvio Automatico</text:h>
      <text:p text:style-name="P4"><text:span text:style-name="T2">Aprire il file</text:span> <text:span text:style-name="T9">C:\ClamWin-CD\ClamWin\bin\ClamWin.conf</text:span><text:span text:style-name="T2"> con un editor di testo, come ad esempio Windows Notepad. Modificarlo nel modo illustrato dall'esempio</text:span> <text:span text:style-name="T2">sottostante:</text:span></text:p>
      <text:p text:style-name="P7">[ClamAV]</text:p>
      <text:p text:style-name="P7">clamscan=clamscan.exe</text:p>
      <text:p text:style-name="P7">freshclam=freshclam.exe</text:p>
      <text:p text:style-name="P7">database=..\db</text:p>
      <text:p text:style-name="P7">quarantinedir=</text:p>
      <text:p text:style-name="P7">logfile=</text:p>
      <text:p text:style-name="P7">[Updates]</text:p>
      <text:p text:style-name="P7">dbupdatelogfile=</text:p>
      <text:p text:style-name="P8">time=</text:p>
      <text:p text:style-name="P4"><text:span text:style-name="T2">Nella cartella</text:span> <text:span text:style-name="T9">C:\ClamWin-CD</text:span><text:span text:style-name="Teletype">, </text:span><text:span text:style-name="T2">creare due file di testom chiamati</text:span> <text:span text:style-name="T9">autorun.inf</text:span> <text:span text:style-name="T2">e</text:span> <text:span text:style-name="T9">RUN_ME.vbs</text:span><text:span text:style-name="Teletype"> </text:span><text:span text:style-name="T2">ed assicurarsi che non abbiano estensione</text:span> <text:span text:style-name="T9">.txt</text:span>.</text:p>
      <text:p text:style-name="P4"><text:span text:style-name="T2">Mod</text:span><text:span text:style-name="T5">ificare</text:span><text:span text:style-name="T1"> </text:span><text:span text:style-name="T9">autorun.in</text:span><text:span text:style-name="Teletype">f</text:span> <text:span text:style-name="T2">in modo che contenga solamente le tre linee sottostanti:</text:span></text:p>
      <text:p text:style-name="P7">[autorun]</text:p>
      <text:p text:style-name="P7">OPEN=RUN_ME.vbs</text:p>
      <text:p text:style-name="P8">icon=ClamWin\bin\img\TrayIcon.ico</text:p>
      <text:p text:style-name="P4"><text:span text:style-name="T2">Mod</text:span><text:span text:style-name="T5">ificare</text:span> <text:span text:style-name="T9">RUN_ME.vbs</text:span> <text:span text:style-name="T2">in modo che contenga solamente le tre linee sottostanti</text:span>:</text:p>
      <text:p text:style-name="P7">set oShell = WScript.CreateObject ("WScript.Shell")</text:p>
      <text:p text:style-name="P7">oShell.Run "ClamWin\bin\ClamWin.exe"</text:p>
      <text:p text:style-name="P8">set oShell = Nothing</text:p>
      <text:h text:style-name="P3" text:outline-level="2" text:is-list-header="true">Copia dei File su CD/USB</text:h>
      <text:p text:style-name="P4"><text:span text:style-name="T2">A questo punto non resta che copiare il contenuto di</text:span> <text:span text:style-name="T9">C:\ClamWin-CD</text:span> <text:span text:style-name="T2">su CD o chiavetta USB. Non copiare anche la cartella</text:span> <text:span text:style-name="T9">C:\ClamWin-CD</text:span>, <text:span text:style-name="T2">solamente il suo contenuto. L'esatta procedura necessaria alla copia dei file dipende sia dal supporto (CD/USB) che dal</text:span><text:span text:style-name="T5"> software utilizzato.</text:span></text:p>
      <text:h text:style-name="P3" text:outline-level="2" text:is-list-header="true">Utilizzo del CD/USB</text:h>
      <text:p text:style-name="P4"><text:span text:style-name="T2">Per l'utilizzo, inserire il supporto CD/USB nel PC da esaminare. Se Windows è configurato correttamente, ClamWin verrà lanciato automaticamente; se ciò non avviene, fare doppio click sul file</text:span> <text:span text:style-name="T9">RUN_ME.vbs</text:span>. <text:span text:style-name="T2">Se non funziona neanche in questo modo, allora il Windows Script Host non è installato sul PC o è disabilitato. In questo caso, ClamWin può essere lanciato manualmente facendo doppio click sul file</text:span> <text:span text:style-name="T9">ClamWin.exe</text:span> <text:span text:style-name="T2">nella car</text:span><text:span text:style-name="T5">tella</text:span> <text:span text:style-name="T9">ClamWin\bin</text:span><text:span text:style-name="T12">.</text:span></text:p>
      <text:p text:style-name="P5">ClamWin Dovrebbe funzionare normalmente, ma se lanciato da CD presenterà le seguenti limitazioni: </text:p>
      <text:list text:style-name="L1">
        <text:list-item>
          <text:p text:style-name="P9">I file non verranno messi in quarantena</text:p>
        </text:list-item>
        <text:list-item>
          <text:p text:style-name="P9">Gli aggiornamenti via Internet non funzioneranno</text:p>
        </text:list-item>
        <text:list-item>
          <text:p text:style-name="P10">Le impostazioni non potranno essere modific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Budts</meta:initial-creator>
    <meta:creation-date>2006-08-02T18:36:20</meta:creation-date>
    <dc:creator>Peter Budts</dc:creator>
    <dc:date>2006-08-02T18:36:50</dc:date>
    <dc:language>nl-BE</dc:language>
    <meta:editing-cycles>2</meta:editing-cycles>
    <meta:editing-duration>PT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593" meta:character-count="3709"/>
  </office:meta>
</office:document-meta>
</file>